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200%"/>
    </style:style>
    <style:style style:name="T7" style:parent-style-name="E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8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P9" style:parent-style-name="Normal" style:family="paragraph">
      <style:paragraph-properties fo:text-align="justify" fo:line-height="200%"/>
    </style:style>
    <style:style style:name="T10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1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2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3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4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5" style:parent-style-name="Normal" style:family="paragraph">
      <style:paragraph-properties fo:text-align="justify" fo:line-height="200%"/>
    </style:style>
    <style:style style:name="T16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7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8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9" style:parent-style-name="Paragraphedeliste" style:list-style-name="LFO1" style:family="paragraph">
      <style:paragraph-properties fo:text-align="justify" fo:line-height="200%"/>
    </style:style>
    <style:style style:name="T2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2" style:parent-style-name="Paragraphedeliste" style:list-style-name="LFO1" style:family="paragraph">
      <style:paragraph-properties fo:text-align="justify" fo:line-height="200%"/>
    </style:style>
    <style:style style:name="T2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5" style:parent-style-name="Paragraphedeliste" style:list-style-name="LFO1" style:family="paragraph">
      <style:paragraph-properties fo:text-align="justify" fo:line-height="200%"/>
    </style:style>
    <style:style style:name="T2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8" style:parent-style-name="Paragraphedeliste" style:list-style-name="LFO1" style:family="paragraph">
      <style:paragraph-properties fo:text-align="justify" fo:line-height="200%"/>
    </style:style>
    <style:style style:name="T2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3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31" style:parent-style-name="Paragraphedeliste" style:list-style-name="LFO1" style:family="paragraph">
      <style:paragraph-properties fo:text-align="justify" fo:line-height="200%"/>
    </style:style>
    <style:style style:name="T3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3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34" style:parent-style-name="Paragraphedeliste" style:list-style-name="LFO1" style:family="paragraph">
      <style:paragraph-properties fo:text-align="justify" fo:line-height="200%"/>
    </style:style>
    <style:style style:name="T35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6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37" style:parent-style-name="Paragraphedeliste" style:list-style-name="LFO1" style:family="paragraph">
      <style:paragraph-properties fo:text-align="justify" fo:line-height="200%"/>
    </style:style>
    <style:style style:name="T38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39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0" style:parent-style-name="Paragraphedeliste" style:list-style-name="LFO1" style:family="paragraph">
      <style:paragraph-properties fo:text-align="justify" fo:line-height="200%"/>
    </style:style>
    <style:style style:name="T4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2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3" style:parent-style-name="Paragraphedeliste" style:list-style-name="LFO1" style:family="paragraph">
      <style:paragraph-properties fo:text-align="justify" fo:line-height="200%"/>
    </style:style>
    <style:style style:name="T4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45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46" style:parent-style-name="Paragraphedeliste" style:list-style-name="LFO1" style:family="paragraph">
      <style:paragraph-properties fo:text-align="justify" fo:line-height="200%"/>
    </style:style>
    <style:style style:name="T47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9" style:parent-style-name="Paragraphedeliste" style:list-style-name="LFO1" style:family="paragraph">
      <style:paragraph-properties fo:text-align="justify" fo:line-height="200%"/>
    </style:style>
    <style:style style:name="T5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2" style:parent-style-name="Paragraphedeliste" style:list-style-name="LFO1" style:family="paragraph">
      <style:paragraph-properties fo:text-align="justify" fo:line-height="200%"/>
    </style:style>
    <style:style style:name="T5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5" style:parent-style-name="Paragraphedeliste" style:list-style-name="LFO1" style:family="paragraph">
      <style:paragraph-properties fo:text-align="justify" fo:line-height="200%"/>
    </style:style>
    <style:style style:name="T5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8" style:parent-style-name="Paragraphedeliste" style:list-style-name="LFO1" style:family="paragraph">
      <style:paragraph-properties fo:text-align="justify" fo:line-height="200%"/>
    </style:style>
    <style:style style:name="T5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1" style:parent-style-name="Paragraphedeliste" style:list-style-name="LFO1" style:family="paragraph">
      <style:paragraph-properties fo:text-align="justify" fo:line-height="200%"/>
    </style:style>
    <style:style style:name="T6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4" style:parent-style-name="Paragraphedeliste" style:list-style-name="LFO1" style:family="paragraph">
      <style:paragraph-properties fo:text-align="justify" fo:line-height="200%"/>
    </style:style>
    <style:style style:name="T65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6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6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8" style:parent-style-name="Paragraphedeliste" style:list-style-name="LFO1" style:family="paragraph">
      <style:paragraph-properties fo:text-align="justify" fo:line-height="200%"/>
    </style:style>
    <style:style style:name="T6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1" style:parent-style-name="Paragraphedeliste" style:list-style-name="LFO1" style:family="paragraph">
      <style:paragraph-properties fo:text-align="justify" fo:line-height="200%"/>
    </style:style>
    <style:style style:name="T7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4" style:parent-style-name="Paragraphedeliste" style:list-style-name="LFO1" style:family="paragraph">
      <style:paragraph-properties fo:text-align="justify" fo:line-height="200%"/>
    </style:style>
    <style:style style:name="T75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6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7" style:parent-style-name="Normal" style:family="paragraph">
      <style:paragraph-properties fo:text-align="justify" fo:line-height="200%"/>
    </style:style>
    <style:style style:name="T78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9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0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81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2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83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84" style:parent-style-name="Paragraphedeliste" style:list-style-name="LFO2" style:family="paragraph">
      <style:paragraph-properties fo:text-align="justify" fo:line-height="200%"/>
    </style:style>
    <style:style style:name="T85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6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87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8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9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90" style:parent-style-name="Paragraphedeliste" style:list-style-name="LFO2" style:family="paragraph">
      <style:paragraph-properties fo:text-align="justify" fo:line-height="200%"/>
    </style:style>
    <style:style style:name="T91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92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93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7">N-SDM</text:span><text:span text:style-name="T8"><text:s/>main outputs</text:span></text:p>
      <text:p text:style-name="P9"><text:span text:style-name="T10">N-SDM</text:span><text:span text:style-name="T11"><text:s/>outputs can be retrieved from the “scratch” and “save” folders. After each<text:s/></text:span><text:span text:style-name="T12">N-SDM</text:span><text:span text:style-name="T13"><text:s/>run, main outputs from the scratch are synchronized to the save folder. It is possible to customize the list of outputs to<text:s/></text:span><text:span text:style-name="T14">synchronize by adding or removing elements from the “rsync_exclude” setting (settings.psv). The scratch folder is dedicated to temporary storage, by default the files located in the scratch will be deleted before each new run.</text:span></text:p>
      <text:p text:style-name="P15"><text:span text:style-name="T16">A typical<text:s/></text:span><text:span text:style-name="T17">N-SDM</text:span><text:span text:style-name="T18"><text:s/>run is generating the following sub-folders of outputs.</text:span></text:p>
      <text:list text:style-name="LFO1" text:continue-numbering="true">
        <text:list-item>
          <text:p text:style-name="P19"><text:span text:style-name="T20">d0_dataset</text:span><text:span text:style-name="T21">: species occurrence data used for model fitting, before and after spatial temporal disaggregation (.rds and .shp)</text:span></text:p>
        </text:list-item>
        <text:list-item>
          <text:p text:style-name="P22"><text:span text:style-name="T23">d1_covsel</text:span><text:span text:style-name="T24">: selected covariates (.rds)</text:span></text:p>
        </text:list-item>
        <text:list-item>
          <text:p text:style-name="P25"><text:span text:style-name="T26">d2_models</text:span><text:span text:style-name="T27">: individual model objects for each algorithm and hyperparameter configuration. *_tune.rds files include all tuned models with training/testing sets. *_model.rds files store only the final model refitted on the full dataset using the best hyperparameters.</text:span></text:p>
        </text:list-item>
        <text:list-item>
          <text:p text:style-name="P28"><text:span text:style-name="T29">d3_evals</text:span><text:span text:style-name="T30">: individual model assessment metrics (.psv)</text:span></text:p>
        </text:list-item>
        <text:list-item>
          <text:p text:style-name="P31"><text:span text:style-name="T32">d4_covimps</text:span><text:span text:style-name="T33">: covariate importance scores (.psv)</text:span></text:p>
        </text:list-item>
        <text:list-item>
          <text:p text:style-name="P34"><text:span text:style-name="T35">d5_respcurves</text:span><text:span text:style-name="T36">: response curve data (.rds)</text:span></text:p>
        </text:list-item>
        <text:list-item>
          <text:p text:style-name="P37"><text:span text:style-name="T38">d6_preds</text:span><text:span text:style-name="T39">: raw predictions obtained for each individual algorithm (.rds)</text:span></text:p>
        </text:list-item>
        <text:list-item>
          <text:p text:style-name="P40"><text:span text:style-name="T41">d7_maps</text:span><text:span text:style-name="T42">: mapped predictions obtained for each individual algorithm (.tif)</text:span></text:p>
        </text:list-item>
        <text:list-item>
          <text:p text:style-name="P43"><text:span text:style-name="T44">d8_ensembles</text:span><text:span text:style-name="T45">: ensemble maps (.tif)</text:span></text:p>
        </text:list-item>
        <text:list-item>
          <text:p text:style-name="P46"><text:span text:style-name="T47">d9_ensembles-cv</text:span><text:span text:style-name="T48">: coefficient of variation maps for d8_ensembles (.tif)</text:span></text:p>
        </text:list-item>
        <text:list-item>
          <text:p text:style-name="P49"><text:span text:style-name="T50">d10_nested-ensembles</text:span><text:span text:style-name="T51">: nested ensemble maps (.tif)</text:span></text:p>
        </text:list-item>
        <text:list-item>
          <text:p text:style-name="P52"><text:span text:style-name="T53">d11_evals-ensembles</text:span><text:span text:style-name="T54">: model assessment metrics for ensembles and nested ensembles (.psv)</text:span></text:p>
        </text:list-item>
        <text:list-item>
          <text:p text:style-name="P55"><text:span text:style-name="T56">d12_preds-sce</text:span><text:span text:style-name="T57">: raw prediction obtained for each individual algorithm and scenario x period combination (.rds)</text:span></text:p>
        </text:list-item>
        <text:list-item>
          <text:p text:style-name="P58"><text:span text:style-name="T59">d13_maps-sce</text:span><text:span text:style-name="T60">: mapped predictions obtained for each individual algorithm and scenario x period combination (.tif)</text:span></text:p>
        </text:list-item>
        <text:list-item>
          <text:p text:style-name="P61"><text:span text:style-name="T62">d14_ensembles-sce</text:span><text:span text:style-name="T63">: ensemble maps for each scenario x period combination (.tif)</text:span></text:p>
        </text:list-item>
        <text:list-item>
          <text:p text:style-name="P64"><text:span text:style-name="T65">d15_ensembles-cv-sce</text:span><text:span text:style-name="T66">: coefficient of variation maps for</text:span><text:span text:style-name="T67"><text:tab/>d14_ensembles-sce (.tif)</text:span></text:p>
        </text:list-item>
        <text:list-item>
          <text:p text:style-name="P68"><text:span text:style-name="T69">d16_nested-ensembles-sce</text:span><text:span text:style-name="T70">: nested ensemble maps for each scenario x period combination (.tif)</text:span></text:p>
        </text:list-item>
        <text:list-item>
          <text:p text:style-name="P71"><text:span text:style-name="T72">plots</text:span><text:span text:style-name="T73">: response curves from d5 (.pdf)</text:span></text:p>
        </text:list-item>
        <text:list-item>
          <text:p text:style-name="P74"><text:span text:style-name="T75">sacct</text:span><text:span text:style-name="T76">: exported from the .script/tmp folder for each run, job status and resource usage logs from SLURM, useful for monitoring and debugging (.psv)</text:span></text:p>
        </text:list-item>
      </text:list>
      <text:p text:style-name="P77"><text:span text:style-name="T78">NOTE</text:span><text:span text:style-name="T79">: Within each output directory, results are organized by level (</text:span><text:span text:style-name="T80">glo</text:span><text:span text:style-name="T81">bal or<text:s/></text:span><text:span text:style-name="T82">reg</text:span><text:span text:style-name="T83">ional). Inside the regional folders, the structure further depends on the nesting strategy:</text:span></text:p>
      <text:list text:style-name="LFO2" text:continue-numbering="true">
        <text:list-item>
          <text:p text:style-name="P84"><text:span text:style-name="T85">The<text:s/></text:span><text:span text:style-name="T86">covariate</text:span><text:span text:style-name="T87"><text:s/>folder contains outputs generated for or from the covariate nesting approach, where global predictions are included as<text:s/></text:span><text:span text:style-name="T88">a forced additional covariate</text:span><text:span text:style-name="T89"><text:s/>in regional models.</text:span></text:p>
        </text:list-item>
        <text:list-item>
          <text:p text:style-name="P90"><text:span text:style-name="T91">The<text:s/></text:span><text:span text:style-name="T92">posthoc</text:span><text:span text:style-name="T93"><text:s/>folder includes outputs for or from posthoc nesting strategies, which combine global and regional predictions after model fitting (e.g., multiply and average methods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line-height="101%"/>
      <style:text-properties style:letter-kerning="false" fo:font-size="11pt" style:font-size-asian="11pt" style:font-size-complex="11pt" fo:language="fr" fo:country="CH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" style:display-name="1367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T2" style:parent-style-name="Policepardéfaut" style:family="text">
      <style:text-properties fo:language="en" fo:country="US"/>
    </style:style>
    <style:style style:name="T3" style:parent-style-name="Lienhypertexte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En-tête"><text:span text:style-name="T2">Author: Antoine Adde (</text:span><text:a xlink:href="mailto:antoine.adde@eawag.ch" office:target-frame-name="_top" xlink:show="replace"><text:span text:style-name="T3">antoine.adde@eawag.ch</text:span></text:a><text:span text:style-name="T4">)</text:span><text:span text:style-name="T5"><text:line-break/></text:span><text:span text:style-name="T6">Date: 02.10.2025</text:span></text:p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e, Antoine</meta:initial-creator>
    <dc:creator>Adde, Antoine</dc:creator>
    <meta:creation-date>2025-10-03T15:05:00Z</meta:creation-date>
    <dc:date>2025-10-26T19:25:00Z</dc:date>
    <meta:template xlink:href="Normal.dotm" xlink:type="simple"/>
    <meta:editing-cycles>9</meta:editing-cycles>
    <meta:editing-duration>PT0S</meta:editing-duration>
    <meta:document-statistic meta:page-count="2" meta:paragraph-count="5" meta:word-count="400" meta:character-count="2681" meta:row-count="19" meta:non-whitespace-character-count="2286"/>
  </office:meta>
</office:document-meta>
</file>